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style:text-line-through-style="none" style:text-line-through-type="none" officeooo:rsid="008a7df6" officeooo:paragraph-rsid="008b5917"/>
    </style:style>
    <style:style style:name="P3" style:family="paragraph" style:parent-style-name="Text_20_body">
      <style:text-properties style:text-line-through-style="none" style:text-line-through-type="none" officeooo:rsid="008b5917" officeooo:paragraph-rsid="008b5917"/>
    </style:style>
    <style:style style:name="P4" style:family="paragraph" style:parent-style-name="Text_20_body">
      <style:text-properties style:font-name="Liberation Sans" fo:font-size="10pt" officeooo:rsid="008cbd7f" officeooo:paragraph-rsid="008cbd7f" style:font-size-asian="10.5pt"/>
    </style:style>
    <style:style style:name="P5" style:family="paragraph" style:parent-style-name="Text_20_body">
      <style:text-properties officeooo:paragraph-rsid="008438f1"/>
    </style:style>
    <style:style style:name="P6" style:family="paragraph" style:parent-style-name="Text_20_body">
      <style:text-properties officeooo:rsid="0086a051" officeooo:paragraph-rsid="008f1509"/>
    </style:style>
    <style:style style:name="P7" style:family="paragraph" style:parent-style-name="Text_20_body">
      <style:text-properties officeooo:rsid="00881af4" officeooo:paragraph-rsid="00881af4"/>
    </style:style>
    <style:style style:name="P8" style:family="paragraph" style:parent-style-name="Text_20_body">
      <style:text-properties officeooo:rsid="0089149a" officeooo:paragraph-rsid="0089149a"/>
    </style:style>
    <style:style style:name="P9" style:family="paragraph" style:parent-style-name="Text_20_body">
      <style:text-properties officeooo:rsid="0089f061" officeooo:paragraph-rsid="0089f061"/>
    </style:style>
    <style:style style:name="P10" style:family="paragraph" style:parent-style-name="Text_20_body">
      <style:text-properties officeooo:paragraph-rsid="00822457"/>
    </style:style>
    <style:style style:name="P11" style:family="paragraph" style:parent-style-name="Text_20_body">
      <style:text-properties officeooo:rsid="008b5917" officeooo:paragraph-rsid="008cbd7f"/>
    </style:style>
    <style:style style:name="P12" style:family="paragraph" style:parent-style-name="Text_20_body">
      <style:text-properties officeooo:paragraph-rsid="008cbd7f"/>
    </style:style>
    <style:style style:name="P13" style:family="paragraph" style:parent-style-name="Text_20_body">
      <style:text-properties officeooo:rsid="008438f1" officeooo:paragraph-rsid="008f1509"/>
    </style:style>
    <style:style style:name="P14" style:family="paragraph" style:parent-style-name="Text_20_body">
      <style:text-properties officeooo:rsid="00853410" officeooo:paragraph-rsid="008f1509"/>
    </style:style>
    <style:style style:name="P15" style:family="paragraph" style:parent-style-name="Text_20_body">
      <style:text-properties officeooo:paragraph-rsid="008b5917"/>
    </style:style>
    <style:style style:name="P16" style:family="paragraph" style:parent-style-name="Text_20_body">
      <style:text-properties officeooo:rsid="007a75ea" officeooo:paragraph-rsid="008f1509"/>
    </style:style>
    <style:style style:name="P17" style:family="paragraph" style:parent-style-name="Text_20_body">
      <style:text-properties officeooo:rsid="008e8af0" officeooo:paragraph-rsid="008e8af0"/>
    </style:style>
    <style:style style:name="P18" style:family="paragraph" style:parent-style-name="Text_20_body">
      <style:text-properties officeooo:rsid="009b834d" officeooo:paragraph-rsid="009b834d"/>
    </style:style>
    <style:style style:name="P19" style:family="paragraph" style:parent-style-name="Text_20_body">
      <style:text-properties officeooo:paragraph-rsid="0086a051"/>
    </style:style>
    <style:style style:name="P20" style:family="paragraph" style:parent-style-name="Subtitle">
      <style:text-properties officeooo:paragraph-rsid="002faebb"/>
    </style:style>
    <style:style style:name="P21" style:family="paragraph" style:parent-style-name="Subtitle">
      <style:text-properties fo:font-style="italic" officeooo:rsid="0079a9e3" officeooo:paragraph-rsid="0079a9e3" style:font-style-asian="italic" style:font-style-complex="italic"/>
    </style:style>
    <style:style style:name="P22" style:family="paragraph" style:parent-style-name="code">
      <style:text-properties officeooo:paragraph-rsid="008cbd7f"/>
    </style:style>
    <style:style style:name="P23" style:family="paragraph" style:parent-style-name="code">
      <style:text-properties officeooo:paragraph-rsid="008f1509"/>
    </style:style>
    <style:style style:name="P24" style:family="paragraph" style:parent-style-name="Heading_20_2">
      <style:text-properties officeooo:paragraph-rsid="0079a9e3"/>
    </style:style>
    <style:style style:name="P25" style:family="paragraph" style:parent-style-name="Heading_20_2">
      <style:text-properties officeooo:rsid="0079a9e3" officeooo:paragraph-rsid="0079a9e3"/>
    </style:style>
    <style:style style:name="P26" style:family="paragraph" style:parent-style-name="Heading_20_2">
      <style:text-properties style:font-name="Liberation Sans1" fo:font-size="16.1000003814697pt" fo:font-weight="bold" officeooo:rsid="008438f1" officeooo:paragraph-rsid="008438f1" style:font-name-asian="Droid Sans Fallback" style:font-size-asian="16.1000003814697pt" style:font-weight-asian="bold" style:font-name-complex="FreeSans" style:font-size-complex="16.1000003814697pt" style:font-weight-complex="600"/>
    </style:style>
    <style:style style:name="P27" style:family="paragraph" style:parent-style-name="Heading_20_2">
      <style:text-properties style:font-name="Liberation Sans1" fo:font-size="16.1000003814697pt" fo:font-weight="bold" officeooo:rsid="007b41ca" officeooo:paragraph-rsid="008f1509" style:font-name-asian="Droid Sans Fallback" style:font-size-asian="16.1000003814697pt" style:font-weight-asian="bold" style:font-name-complex="FreeSans" style:font-size-complex="16.1000003814697pt" style:font-weight-complex="600"/>
    </style:style>
    <style:style style:name="P28" style:family="paragraph" style:parent-style-name="Heading_20_2" style:list-style-name="">
      <style:text-properties officeooo:paragraph-rsid="008f1509"/>
    </style:style>
    <style:style style:name="P29" style:family="paragraph" style:parent-style-name="Heading_20_2">
      <style:paragraph-properties fo:break-before="page"/>
      <style:text-properties officeooo:paragraph-rsid="008f1509"/>
    </style:style>
    <style:style style:name="P30" style:family="paragraph" style:parent-style-name="Heading_20_3">
      <style:text-properties officeooo:rsid="005e63db" officeooo:paragraph-rsid="005e63db"/>
    </style:style>
    <style:style style:name="P31" style:family="paragraph" style:parent-style-name="Heading_20_3">
      <style:text-properties style:font-name="Liberation Sans1" fo:font-size="11.1999998092651pt" fo:font-weight="bold" officeooo:rsid="0089a2d5" officeooo:paragraph-rsid="0089a2d5" style:font-name-asian="Droid Sans Fallback" style:font-size-asian="14.1000003814697pt" style:font-weight-asian="bold" style:font-name-complex="FreeSans" style:font-size-complex="14.1000003814697pt" style:font-weight-complex="600"/>
    </style:style>
    <style:style style:name="P32" style:family="paragraph" style:parent-style-name="Heading_20_3">
      <style:text-properties officeooo:paragraph-rsid="009b834d"/>
    </style:style>
    <style:style style:name="P33" style:family="paragraph" style:parent-style-name="Heading_20_3">
      <style:text-properties officeooo:rsid="009c05ea" officeooo:paragraph-rsid="009c05ea"/>
    </style:style>
    <style:style style:name="P34" style:family="paragraph" style:parent-style-name="Heading_20_3">
      <style:text-properties officeooo:paragraph-rsid="008b5917"/>
    </style:style>
    <style:style style:name="P35" style:family="paragraph" style:parent-style-name="Heading_20_3">
      <style:text-properties officeooo:paragraph-rsid="008f1509"/>
    </style:style>
    <style:style style:name="P36" style:family="paragraph" style:parent-style-name="Heading_20_4">
      <style:text-properties officeooo:rsid="0089149a" officeooo:paragraph-rsid="0089149a"/>
    </style:style>
    <style:style style:name="P37" style:family="paragraph" style:parent-style-name="Heading_20_4">
      <style:text-properties officeooo:paragraph-rsid="008cbd7f"/>
    </style:style>
    <style:style style:name="P38" style:family="paragraph" style:parent-style-name="Heading_20_4">
      <style:text-properties officeooo:paragraph-rsid="00a04ab6"/>
    </style:style>
    <style:style style:name="P39" style:family="paragraph" style:parent-style-name="List_20_1" style:list-style-name="L1">
      <style:text-properties officeooo:paragraph-rsid="008cbd7f"/>
    </style:style>
    <style:style style:name="P40" style:family="paragraph" style:parent-style-name="List_20_1" style:list-style-name="L1">
      <style:text-properties officeooo:rsid="008cbd7f" officeooo:paragraph-rsid="008cbd7f"/>
    </style:style>
    <style:style style:name="P41" style:family="paragraph" style:parent-style-name="List_20_1" style:list-style-name="L2">
      <style:text-properties officeooo:rsid="008f56d3" officeooo:paragraph-rsid="008f56d3"/>
    </style:style>
    <style:style style:name="P42" style:family="paragraph" style:parent-style-name="List_20_1" style:list-style-name="L2">
      <style:paragraph-properties fo:margin-left="0cm" fo:margin-right="0cm" fo:text-indent="0cm" style:auto-text-indent="false"/>
      <style:text-properties officeooo:rsid="008f56d3" officeooo:paragraph-rsid="008f56d3"/>
    </style:style>
    <style:style style:name="P43" style:family="paragraph" style:parent-style-name="Text_20_body" style:list-style-name="L3">
      <style:text-properties officeooo:rsid="00881af4" officeooo:paragraph-rsid="00881af4"/>
    </style:style>
    <style:style style:name="P44" style:family="paragraph" style:parent-style-name="Text_20_body" style:list-style-name="L4">
      <style:text-properties officeooo:rsid="00881af4" officeooo:paragraph-rsid="00881af4"/>
    </style:style>
    <style:style style:name="P45" style:family="paragraph" style:parent-style-name="Text_20_body" style:list-style-name="L3">
      <style:text-properties officeooo:rsid="00944a40" officeooo:paragraph-rsid="00944a40"/>
    </style:style>
    <style:style style:name="P46" style:family="paragraph" style:parent-style-name="Text_20_body" style:list-style-name="L4">
      <style:text-properties officeooo:rsid="00944a40" officeooo:paragraph-rsid="00944a40"/>
    </style:style>
    <style:style style:name="P47" style:family="paragraph" style:parent-style-name="Text_20_body" style:list-style-name="L5">
      <style:text-properties officeooo:paragraph-rsid="008f1509"/>
    </style:style>
    <style:style style:name="P48" style:family="paragraph" style:parent-style-name="Text_20_body" style:list-style-name="L5">
      <style:text-properties officeooo:rsid="008438f1" officeooo:paragraph-rsid="008f1509"/>
    </style:style>
    <style:style style:name="P49" style:family="paragraph" style:parent-style-name="Text_20_body" style:list-style-name="L5">
      <style:text-properties officeooo:rsid="00853410" officeooo:paragraph-rsid="008f1509"/>
    </style:style>
    <style:style style:name="P50" style:family="paragraph" style:parent-style-name="Text_20_body" style:list-style-name="L6">
      <style:text-properties officeooo:rsid="00966988" officeooo:paragraph-rsid="00966988"/>
    </style:style>
    <style:style style:name="P51" style:family="paragraph" style:parent-style-name="Text_20_body" style:list-style-name="L7">
      <style:text-properties officeooo:rsid="008e8af0" officeooo:paragraph-rsid="008e8af0"/>
    </style:style>
    <style:style style:name="P52" style:family="paragraph" style:parent-style-name="Text_20_body" style:list-style-name="L8">
      <style:text-properties officeooo:rsid="008e8af0" officeooo:paragraph-rsid="008e8af0"/>
    </style:style>
    <style:style style:name="P53" style:family="paragraph" style:parent-style-name="Text_20_body" style:list-style-name="L8">
      <style:text-properties officeooo:rsid="008e8af0" officeooo:paragraph-rsid="00a04ab6"/>
    </style:style>
    <style:style style:name="P54" style:family="paragraph" style:parent-style-name="Text_20_body">
      <style:text-properties officeooo:rsid="008e8af0" officeooo:paragraph-rsid="00a04ab6"/>
    </style:style>
    <style:style style:name="P55" style:family="paragraph" style:parent-style-name="Text_20_body">
      <style:text-properties officeooo:paragraph-rsid="00a04ab6"/>
    </style:style>
    <style:style style:name="P56" style:family="paragraph" style:parent-style-name="Text_20_body">
      <style:text-properties officeooo:paragraph-rsid="0089f061"/>
    </style:style>
    <style:style style:name="P57" style:family="paragraph" style:parent-style-name="code">
      <style:text-properties officeooo:paragraph-rsid="00a0f600"/>
    </style:style>
    <style:style style:name="P58" style:family="paragraph" style:parent-style-name="code">
      <style:text-properties officeooo:paragraph-rsid="00a26560"/>
    </style:style>
    <style:style style:name="P59" style:family="paragraph" style:parent-style-name="code">
      <style:text-properties officeooo:paragraph-rsid="00a3ef1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09594" style:font-weight-asian="bold" style:font-weight-complex="bold"/>
    </style:style>
    <style:style style:name="T3" style:family="text">
      <style:text-properties fo:font-weight="bold" officeooo:rsid="00944a40" style:font-weight-asian="bold" style:font-weight-complex="bold"/>
    </style:style>
    <style:style style:name="T4" style:family="text">
      <style:text-properties fo:font-size="10pt" officeooo:rsid="00309594" style:font-size-asian="10pt" style:font-size-complex="10pt"/>
    </style:style>
    <style:style style:name="T5" style:family="text">
      <style:text-properties fo:font-size="10pt" officeooo:rsid="003aaa43" style:font-size-asian="10pt" style:font-size-complex="10pt"/>
    </style:style>
    <style:style style:name="T6" style:family="text">
      <style:text-properties fo:font-size="10pt" fo:font-style="normal" officeooo:rsid="002faebb" style:font-size-asian="10pt" style:font-style-asian="normal" style:font-size-complex="10pt" style:font-style-complex="normal"/>
    </style:style>
    <style:style style:name="T7" style:family="text">
      <style:text-properties fo:font-size="10pt" fo:font-style="normal" officeooo:rsid="00309594" style:font-size-asian="10pt" style:font-style-asian="normal" style:font-size-complex="10pt" style:font-style-complex="normal"/>
    </style:style>
    <style:style style:name="T8" style:family="text">
      <style:text-properties fo:font-size="10pt" fo:font-style="normal" officeooo:rsid="005e63db" style:font-size-asian="10pt" style:font-style-asian="normal" style:font-size-complex="10pt" style:font-style-complex="normal"/>
    </style:style>
    <style:style style:name="T9" style:family="text">
      <style:text-properties fo:font-size="10pt" fo:font-style="normal" officeooo:rsid="0079a9e3" style:font-size-asian="10pt" style:font-style-asian="normal" style:font-size-complex="10pt" style:font-style-complex="normal"/>
    </style:style>
    <style:style style:name="T10" style:family="text">
      <style:text-properties fo:font-size="10pt" officeooo:rsid="008f1509"/>
    </style:style>
    <style:style style:name="T11" style:family="text">
      <style:text-properties fo:font-size="10pt" officeooo:rsid="008438f1"/>
    </style:style>
    <style:style style:name="T12" style:family="text">
      <style:text-properties fo:font-size="10pt" officeooo:rsid="00966988"/>
    </style:style>
    <style:style style:name="T13" style:family="text">
      <style:text-properties fo:font-size="10pt" officeooo:rsid="00a04ab6"/>
    </style:style>
    <style:style style:name="T14" style:family="text">
      <style:text-properties officeooo:rsid="00309594"/>
    </style:style>
    <style:style style:name="T15" style:family="text">
      <style:text-properties officeooo:rsid="003aaa43"/>
    </style:style>
    <style:style style:name="T16" style:family="text">
      <style:text-properties fo:font-variant="small-caps" style:font-name="Liberation Sans1" fo:font-size="10pt" fo:font-weight="bold" officeooo:rsid="009d3054" style:font-name-asian="Droid Sans Fallback" style:font-size-asian="10pt" style:font-weight-asian="bold" style:font-name-complex="FreeSans" style:font-size-complex="10pt" style:font-weight-complex="600"/>
    </style:style>
    <style:style style:name="T17" style:family="text">
      <style:text-properties officeooo:rsid="005e63db"/>
    </style:style>
    <style:style style:name="T18" style:family="text">
      <style:text-properties style:font-name="Liberation Sans1" fo:font-size="18.2000007629395pt" fo:font-weight="bold" officeooo:rsid="0079a9e3" style:font-name-asian="Droid Sans Fallback" style:font-size-asian="18.2000007629395pt" style:font-weight-asian="bold" style:font-name-complex="FreeSans" style:font-size-complex="18.2000007629395pt" style:font-weight-complex="bold"/>
    </style:style>
    <style:style style:name="T19" style:family="text">
      <style:text-properties style:font-name="Liberation Sans1" fo:font-size="18.2000007629395pt" fo:font-weight="bold" officeooo:rsid="009d3054" style:font-name-asian="Droid Sans Fallback" style:font-size-asian="18.2000007629395pt" style:font-weight-asian="bold" style:font-name-complex="FreeSans" style:font-size-complex="18.2000007629395pt" style:font-weight-complex="bold"/>
    </style:style>
    <style:style style:name="T20" style:family="text">
      <style:text-properties style:font-name="Liberation Sans1" fo:font-size="16.1000003814697pt" fo:font-weight="bold" officeooo:rsid="008e8af0" style:font-name-asian="Droid Sans Fallback" style:font-size-asian="16.1000003814697pt" style:font-weight-asian="bold" style:font-name-complex="FreeSans" style:font-size-complex="16.1000003814697pt" style:font-weight-complex="600"/>
    </style:style>
    <style:style style:name="T21" style:family="text">
      <style:text-properties style:font-name="Liberation Sans1" fo:font-size="16.1000003814697pt" fo:font-weight="bold" officeooo:rsid="008f1509" style:font-name-asian="Droid Sans Fallback" style:font-size-asian="16.1000003814697pt" style:font-weight-asian="bold" style:font-name-complex="FreeSans" style:font-size-complex="16.1000003814697pt" style:font-weight-complex="600"/>
    </style:style>
    <style:style style:name="T22" style:family="text">
      <style:text-properties style:font-name="Liberation Sans1" fo:font-size="11.1999998092651pt" fo:font-weight="bold" officeooo:rsid="008b5917" style:font-name-asian="Droid Sans Fallback" style:font-size-asian="14.1000003814697pt" style:font-weight-asian="bold" style:font-name-complex="FreeSans" style:font-size-complex="14.1000003814697pt" style:font-weight-complex="600"/>
    </style:style>
    <style:style style:name="T23" style:family="text">
      <style:text-properties style:font-name="Liberation Sans1" fo:font-size="11.1999998092651pt" fo:font-style="italic" fo:font-weight="bold" officeooo:rsid="008cbd7f" style:font-name-asian="Droid Sans Fallback" style:font-size-asian="14.1000003814697pt" style:font-style-asian="italic" style:font-weight-asian="bold" style:font-name-complex="FreeSans" style:font-size-complex="14.1000003814697pt" style:font-style-complex="italic" style:font-weight-complex="600"/>
    </style:style>
    <style:style style:name="T24" style:family="text">
      <style:text-properties style:font-name="Liberation Sans" fo:font-size="10pt" officeooo:rsid="007ea43a" style:font-size-asian="10.5pt"/>
    </style:style>
    <style:style style:name="T25" style:family="text">
      <style:text-properties style:font-name="Liberation Sans" fo:font-size="10pt" officeooo:rsid="00800519" style:font-size-asian="10.5pt"/>
    </style:style>
    <style:style style:name="T26" style:family="text">
      <style:text-properties style:font-name="Liberation Sans" fo:font-size="10pt" officeooo:rsid="00822457" style:font-size-asian="10.5pt"/>
    </style:style>
    <style:style style:name="T27" style:family="text">
      <style:text-properties style:font-name="Liberation Sans" fo:font-size="10pt" officeooo:rsid="008438f1" style:font-size-asian="10.5pt"/>
    </style:style>
    <style:style style:name="T28" style:family="text">
      <style:text-properties style:font-name="Liberation Sans" fo:font-size="10pt" officeooo:rsid="00853410" style:font-size-asian="10.5pt"/>
    </style:style>
    <style:style style:name="T29" style:family="text">
      <style:text-properties style:font-name="Liberation Sans" fo:font-size="10pt" officeooo:rsid="0086a051" style:font-size-asian="10.5pt"/>
    </style:style>
    <style:style style:name="T30" style:family="text">
      <style:text-properties style:font-name="Liberation Sans" fo:font-size="10pt" officeooo:rsid="008f1509" style:font-size-asian="10.5pt"/>
    </style:style>
    <style:style style:name="T31" style:family="text">
      <style:text-properties style:font-name="Liberation Sans" fo:font-size="10pt" officeooo:rsid="00a4cdb5" style:font-size-asian="10.5pt"/>
    </style:style>
    <style:style style:name="T32" style:family="text">
      <style:text-properties officeooo:rsid="0079a9e3"/>
    </style:style>
    <style:style style:name="T33" style:family="text">
      <style:text-properties officeooo:rsid="007a75ea"/>
    </style:style>
    <style:style style:name="T34" style:family="text">
      <style:text-properties officeooo:rsid="007b41ca"/>
    </style:style>
    <style:style style:name="T35" style:family="text">
      <style:text-properties officeooo:rsid="007ea43a"/>
    </style:style>
    <style:style style:name="T36" style:family="text">
      <style:text-properties officeooo:rsid="00800519"/>
    </style:style>
    <style:style style:name="T37" style:family="text">
      <style:text-properties officeooo:rsid="0081f872"/>
    </style:style>
    <style:style style:name="T38" style:family="text">
      <style:text-properties officeooo:rsid="00822457"/>
    </style:style>
    <style:style style:name="T39" style:family="text">
      <style:text-properties officeooo:rsid="008438f1"/>
    </style:style>
    <style:style style:name="T40" style:family="text">
      <style:text-properties officeooo:rsid="00853410"/>
    </style:style>
    <style:style style:name="T41" style:family="text">
      <style:text-properties officeooo:rsid="0086a051"/>
    </style:style>
    <style:style style:name="T42" style:family="text">
      <style:text-properties officeooo:rsid="00881af4"/>
    </style:style>
    <style:style style:name="T43" style:family="text">
      <style:text-properties officeooo:rsid="0089149a"/>
    </style:style>
    <style:style style:name="T44" style:family="text">
      <style:text-properties officeooo:rsid="0089a2d5"/>
    </style:style>
    <style:style style:name="T45" style:family="text">
      <style:text-properties officeooo:rsid="0089f061"/>
    </style:style>
    <style:style style:name="T46" style:family="text">
      <style:text-properties officeooo:rsid="008a7df6"/>
    </style:style>
    <style:style style:name="T47" style:family="text">
      <style:text-properties officeooo:rsid="008b5917"/>
    </style:style>
    <style:style style:name="T48" style:family="text">
      <style:text-properties fo:font-style="italic" officeooo:rsid="008cbd7f" style:font-style-asian="italic" style:font-style-complex="italic"/>
    </style:style>
    <style:style style:name="T49" style:family="text">
      <style:text-properties fo:font-style="italic" officeooo:rsid="008b5917" style:font-style-asian="italic" style:font-style-complex="italic"/>
    </style:style>
    <style:style style:name="T50" style:family="text">
      <style:text-properties fo:font-style="italic" officeooo:rsid="008f1509" style:font-style-asian="italic" style:font-style-complex="italic"/>
    </style:style>
    <style:style style:name="T51" style:family="text">
      <style:text-properties fo:font-style="italic" officeooo:rsid="00a04ab6" style:font-style-asian="italic" style:font-style-complex="italic"/>
    </style:style>
    <style:style style:name="T52" style:family="text">
      <style:text-properties fo:font-style="italic" fo:font-weight="bold" officeooo:rsid="008b5917" style:font-style-asian="italic" style:font-weight-asian="bold" style:font-style-complex="italic" style:font-weight-complex="bold"/>
    </style:style>
    <style:style style:name="T53" style:family="text">
      <style:text-properties style:text-line-through-style="none" style:text-line-through-type="none" fo:font-style="italic" fo:font-weight="bold" officeooo:rsid="008b5917" style:font-style-asian="italic" style:font-weight-asian="bold" style:font-style-complex="italic" style:font-weight-complex="bold"/>
    </style:style>
    <style:style style:name="T54" style:family="text">
      <style:text-properties style:text-line-through-style="none" style:text-line-through-type="none" officeooo:rsid="008b5917"/>
    </style:style>
    <style:style style:name="T55" style:family="text">
      <style:text-properties style:text-line-through-style="none" style:text-line-through-type="none" style:font-name="Liberation Sans" fo:font-size="10pt" officeooo:rsid="00966988" style:font-size-asian="10.5pt"/>
    </style:style>
    <style:style style:name="T56" style:family="text">
      <style:text-properties style:font-name="Liberation Mono" fo:font-size="10pt" fo:font-weight="bold" officeooo:rsid="008b5917" style:font-name-asian="Nimbus Mono L" style:font-size-asian="10pt" style:font-name-complex="Liberation Mono" style:font-size-complex="10pt"/>
    </style:style>
    <style:style style:name="T57" style:family="text">
      <style:text-properties style:font-name="Liberation Mono" fo:font-size="10pt" fo:font-weight="bold" officeooo:rsid="009b834d" style:font-name-asian="Nimbus Mono L" style:font-size-asian="10pt" style:font-name-complex="Liberation Mono" style:font-size-complex="10pt"/>
    </style:style>
    <style:style style:name="T58" style:family="text">
      <style:text-properties style:font-name="Liberation Mono" fo:font-size="10pt" fo:font-weight="bold" officeooo:rsid="009f0eba" style:font-name-asian="Nimbus Mono L" style:font-size-asian="10pt" style:font-name-complex="Liberation Mono" style:font-size-complex="10pt"/>
    </style:style>
    <style:style style:name="T59" style:family="text">
      <style:text-properties style:font-name="Liberation Mono" fo:font-size="10pt" fo:font-weight="bold" officeooo:rsid="00966988" style:font-name-asian="Nimbus Mono L" style:font-size-asian="10.5pt" style:font-name-complex="Liberation Mono"/>
    </style:style>
    <style:style style:name="T60" style:family="text">
      <style:text-properties style:font-name="Liberation Mono" fo:font-size="10pt" fo:font-weight="bold" officeooo:rsid="00a04ab6" style:font-name-asian="Nimbus Mono L" style:font-size-asian="10.5pt" style:font-name-complex="Liberation Mono"/>
    </style:style>
    <style:style style:name="T61" style:family="text">
      <style:text-properties officeooo:rsid="008cbd7f"/>
    </style:style>
    <style:style style:name="T62" style:family="text">
      <style:text-properties officeooo:rsid="008f1509"/>
    </style:style>
    <style:style style:name="T63" style:family="text">
      <style:text-properties officeooo:rsid="00900408"/>
    </style:style>
    <style:style style:name="T64" style:family="text">
      <style:text-properties officeooo:rsid="00927957"/>
    </style:style>
    <style:style style:name="T65" style:family="text">
      <style:text-properties officeooo:rsid="00944a40"/>
    </style:style>
    <style:style style:name="T66" style:family="text">
      <style:text-properties officeooo:rsid="0094eee6"/>
    </style:style>
    <style:style style:name="T67" style:family="text">
      <style:text-properties officeooo:rsid="00966988"/>
    </style:style>
    <style:style style:name="T68" style:family="text">
      <style:text-properties officeooo:rsid="008e8af0"/>
    </style:style>
    <style:style style:name="T69" style:family="text">
      <style:text-properties officeooo:rsid="009705a6"/>
    </style:style>
    <style:style style:name="T70" style:family="text">
      <style:text-properties officeooo:rsid="009b834d"/>
    </style:style>
    <style:style style:name="T71" style:family="text">
      <style:text-properties officeooo:rsid="009f0eba"/>
    </style:style>
    <style:style style:name="T72" style:family="text">
      <style:text-properties officeooo:rsid="009ff7f8"/>
    </style:style>
    <style:style style:name="T73" style:family="text">
      <style:text-properties officeooo:rsid="00a04ab6"/>
    </style:style>
    <style:style style:name="T74" style:family="text">
      <style:text-properties style:text-position="super 58%" officeooo:rsid="00a04ab6"/>
    </style:style>
    <style:style style:name="T75" style:family="text">
      <style:text-properties officeooo:rsid="00a0f600"/>
    </style:style>
    <style:style style:name="T76" style:family="text">
      <style:text-properties officeooo:rsid="00a26560"/>
    </style:style>
    <style:style style:name="T77" style:family="text">
      <style:text-properties officeooo:rsid="00a3ef1d"/>
    </style:style>
    <style:style style:name="T78" style:family="text">
      <style:text-properties officeooo:rsid="00a4cdb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Gramc-<text:span text:style-name="T32">meso0</text:span> – Version <text:span text:style-name="T18">0.</text:span><text:span text:style-name="T19">1</text:span><text:span text:style-name="T15">.</text:span><text:span text:style-name="T77">5 </text:span><text:span text:style-name="T4">(</text:span><text:span text:style-name="T16">janvier</text:span><text:span text:style-name="T5"> </text:span><text:span text:style-name="T6">20</text:span><text:span text:style-name="T8">2</text:span><text:span text:style-name="T9">3</text:span><text:span text:style-name="T7">)</text:span></text:h>
      <text:p text:style-name="P20">Gestion des Ressources et leur Attribution pour <text:span text:style-name="T32">Mesonet</text:span></text:p>
      <text:p text:style-name="P21">documentation de l’API</text:p>
      <text:p text:style-name="P1"><text:span text:style-name="T2">Contact </text:span><text:span text:style-name="T14">: </text:span>emmanuel.courcelle@toulouse-<text:span text:style-name="T17">inp</text:span>.fr</text:p>
      <text:h text:style-name="P24" text:outline-level="2"><text:span text:style-name="T21">Les objectifs</text:span><text:span text:style-name="T32"> de l’API</text:span></text:h>
      <text:p text:style-name="P4">L’API a pour but de permettre la communication entre l’application gramc-meso0 et les supercalculateurs des mésocentres de mesonet. On retrouve donc un jeu très réduit de fonctionnalités existant déjà dans l’interface graphique.</text:p>
      <text:h text:style-name="P30" text:outline-level="3"><text:span text:style-name="T61">Objectifs</text:span> <text:span text:style-name="T32">de l’API :</text:span></text:h>
      <text:list xml:id="list178797391" text:style-name="L1">
        <text:list-item>
          <text:p text:style-name="P39"><text:span text:style-name="T61">Gérer les utilisateurs et les groupes, à partir de la déclaration des collaborateurs des projets, </text:span><text:span text:style-name="T62">en utilisant les flags </text:span><text:span text:style-name="Source_20_Text"><text:span text:style-name="T61">login</text:span></text:span><text:span text:style-name="T61">, </text:span><text:span text:style-name="T76">et </text:span><text:span text:style-name="Source_20_Text"><text:span text:style-name="T62">del</text:span></text:span><text:span text:style-name="Source_20_Text"><text:span text:style-name="T60">eted</text:span></text:span><text:span text:style-name="T61">.</text:span></text:p>
        </text:list-item>
        <text:list-item>
          <text:p text:style-name="P40">Déployer et révoquer les clés publiques ssh.</text:p>
        </text:list-item>
        <text:list-item>
          <text:p text:style-name="P40">Permettre à l’application de connaître la consommation des groupes et des utilisateurs, pour affichage ou statistiques.</text:p>
        </text:list-item>
      </text:list>
      <text:h text:style-name="Heading_20_3" text:outline-level="3">Utilisation <text:span text:style-name="Source_20_Text">quotidienne</text:span> :</text:h>
      <text:p text:style-name="Text_20_body">Certaines fonctions sont utilisées quotidiennement à partir des supercalculateurs. La requête correspondante figurera dans un crontab. Il s’agit notamment de :</text:p>
      <text:list xml:id="list989443747" text:style-name="L2">
        <text:list-item>
          <text:p text:style-name="P41">Liste des projets actifs (toutes les heures, pour création de groupes Unix et d’utilisateurs).</text:p>
        </text:list-item>
        <text:list-item>
          <text:p text:style-name="P41">Liste des utilisateurs (toutes les heures, pour création d’utiliateurs)</text:p>
        </text:list-item>
        <text:list-item>
          <text:p text:style-name="P41">Liste des clés ssh à déployer (toutes les heures, pour déploiement automatique des clés)</text:p>
        </text:list-item>
        <text:list-item>
          <text:p text:style-name="P41">Remontée de la consommation des projets (quotidiennement)</text:p>
          <text:p text:style-name="P42">D’autres fonctions, comme la révocation ou le déploiement des clés, la misen place du loginname ou son effacement, seront appelées lorsque c’est nécessaire.</text:p>
        </text:list-item>
      </text:list>
      <text:h text:style-name="P25" text:outline-level="2">Authentification et rôles</text:h>
      <text:p text:style-name="Text_20_body"><text:span text:style-name="T27">L’authentification </text:span><text:span text:style-name="T30">utilisée par l’API </text:span><text:span text:style-name="T27">fonctionne par couple identifiant/mot de passe. Les identifiants : </text:span><text:span text:style-name="Source_20_Text"><text:span text:style-name="T10">apiuft</text:span></text:span><text:span text:style-name="T30"> et </text:span><text:span text:style-name="Source_20_Text"><text:span text:style-name="T10">apicriann</text:span></text:span><text:span text:style-name="T30">,</text:span><text:span text:style-name="T27"> </text:span><text:span text:style-name="T30">sont déclarés </text:span><text:span text:style-name="T27">dans le fichier </text:span><text:span text:style-name="Source_20_Text"><text:span text:style-name="T11">config/packages/security.yaml</text:span></text:span><text:span text:style-name="T27">, et le mot de passe est dans le fichier</text:span><text:span text:style-name="Source_20_Text"><text:span text:style-name="T11"> .env </text:span></text:span><text:span text:style-name="T63">(paramètres </text:span><text:span text:style-name="Source_20_Text"><text:span text:style-name="T63">PASSWORD_APIUFT</text:span></text:span><text:span text:style-name="T63"> et </text:span><text:span text:style-name="Source_20_Text"><text:span text:style-name="T63">PASSWORD_APICRIANN</text:span></text:span><text:span text:style-name="T63">). Ces deux identifiants ont le rôle ADMIN, ce qui leur permet de tout voir et de tout modifier.</text:span></text:p>
      <text:p text:style-name="P15"><text:span text:style-name="T47">Lorsqu’une commande qui </text:span><text:span text:style-name="T49">modifie </text:span><text:span text:style-name="T50">la base de données</text:span><text:span text:style-name="T47"> est </text:span><text:span text:style-name="T62">appelée</text:span><text:span text:style-name="T47">, on vérifie que l’utilisateur a effectivement le droit d’accès : il faut être authentifié </text:span><text:span text:style-name="T62">en tant que </text:span><text:span text:style-name="Source_20_Text"><text:span text:style-name="T62">apicriann</text:span></text:span><text:span text:style-name="T62"> </text:span><text:span text:style-name="T47">pour modifier des informations concernant BOREALE, </text:span><text:span text:style-name="T62">et en tant que </text:span><text:span text:style-name="Source_20_Text"><text:span text:style-name="T62">apiuft</text:span></text:span><text:span text:style-name="T62"> pourr modifier des informations concernant TURPAN</text:span><text:span text:style-name="T47">. Ces commandes sont indiquées dans la suite par la phrase </text:span><text:span text:style-name="T52">mesocentre vérifié.</text:span> Les <text:span text:style-name="T62">autres commandes ne vérifient pas l’identité de l’appelant, seulement le fait qu’il soit authentifié avec les droits admin.</text:span></text:p>
      <text:h text:style-name="P26" text:outline-level="2">URL de base</text:h>
      <text:p text:style-name="P5">Dan<text:span text:style-name="T39">s les commandes qui suivent, la variable bash </text:span><text:span text:style-name="Source_20_Text"><text:span text:style-name="T39">$BASEURL</text:span></text:span><text:span text:style-name="T39"> contiendra le début de l’url de gramc-meso0 </text:span><text:span text:style-name="T62">y compris le chemin d’accès à l’api</text:span><text:span text:style-name="T39">, soit par exemple : </text:span></text:p>
      <text:p text:style-name="code">BASEURL=’https://<text:span text:style-name="T58">acces</text:span>.mesonet.fr/<text:span text:style-name="T71">gramc-meso</text:span>’</text:p>
      <text:h text:style-name="Heading_20_2" text:outline-level="2"><text:soft-page-break/>Les projets <text:span text:style-name="T42">et les versions :</text:span></text:h>
      <text:h text:style-name="Heading_20_3" text:outline-level="3">projets/get </text:h>
      <text:p text:style-name="P7">renvoie des informations sur un ou plusieurs projets.</text:p>
      <text:h text:style-name="Heading_20_4" text:outline-level="4"><text:span text:style-name="T64">Les p</text:span>aramètres :</text:h>
      <text:list xml:id="list3564675550" text:style-name="L3">
        <text:list-item>
          <text:p text:style-name="P43">projet : un numéro de projet. Si non spécifié, renvoie tous les projets,</text:p>
        </text:list-item>
        <text:list-item>
          <text:p text:style-name="P45">long : si spécifié, renvoie plus d’informations</text:p>
        </text:list-item>
      </text:list>
      <text:h text:style-name="Heading_20_4" text:outline-level="4">Commande :</text:h>
      <text:p text:style-name="code">curl --netrc -H "Content-Type: application/json" -X POST -d '{ "projet": "<text:span text:style-name="T24">M22012</text:span>" }' <text:span text:style-name="T42">$BASEURL</text:span>/adminux/projets/get <text:span text:style-name="T35">| json_pp</text:span></text:p>
      <text:h text:style-name="Heading_20_4" text:outline-level="4">Résultat :</text:h>
      <text:p text:style-name="code">[</text:p>
      <text:p text:style-name="code"><text:s text:c="3"/>{</text:p>
      <text:p text:style-name="code"><text:s text:c="6"/>"consoBoreal" : [</text:p>
      <text:p text:style-name="code"><text:s text:c="9"/><text:span text:style-name="T41">23456</text:span>,</text:p>
      <text:p text:style-name="code"><text:s text:c="9"/>-<text:span text:style-name="T41">1</text:span></text:p>
      <text:p text:style-name="code"><text:s text:c="6"/>],</text:p>
      <text:p text:style-name="code"><text:s text:c="6"/>"consoTurpan" : [</text:p>
      <text:p text:style-name="code"><text:s text:c="9"/>0,</text:p>
      <text:p text:style-name="code"><text:s text:c="9"/>0</text:p>
      <text:p text:style-name="code"><text:s text:c="6"/>],</text:p>
      <text:p text:style-name="code"><text:s text:c="6"/>"etatProjet" : 41,</text:p>
      <text:p text:style-name="code"><text:s text:c="6"/>"idProjet" : "M22012",</text:p>
      <text:p text:style-name="code"><text:s text:c="6"/>"metaEtat" : "ACCEPTE",</text:p>
      <text:p text:style-name="code"><text:s text:c="6"/>"typeProjet" : 4,</text:p>
      <text:p text:style-name="code"><text:s text:c="6"/>"versions" : {</text:p>
      <text:p text:style-name="code"><text:s text:c="9"/>"active" : {</text:p>
      <text:p text:style-name="code"><text:s text:c="12"/>"attrHeures" : 0,</text:p>
      <text:p text:style-name="code"><text:s text:c="12"/>"attrHeures@BOREAL" : 100000,</text:p>
      <text:p text:style-name="code"><text:s text:c="12"/>"attrHeures@TURPAN" : 100000,</text:p>
      <text:p text:style-name="code"><text:s text:c="12"/>"etatProjet" : 41,</text:p>
      <text:p text:style-name="code"><text:s text:c="12"/>"etatVersion" : 5,</text:p>
      <text:p text:style-name="code"><text:s text:c="12"/>"idProjet" : "M22012",</text:p>
      <text:p text:style-name="code"><text:s text:c="12"/>"idSession" : "",</text:p>
      <text:p text:style-name="code"><text:s text:c="12"/>"idVersion" : "01M22012",</text:p>
      <text:p text:style-name="code"><text:s text:c="12"/>"mail" : "alice.user@alice.com"</text:p>
      <text:p text:style-name="code"><text:s text:c="9"/>},</text:p>
      <text:p text:style-name="code"><text:s text:c="9"/>"derniere" : {</text:p>
      <text:p text:style-name="code"><text:s text:c="12"/>"attrHeures" : 0,</text:p>
      <text:p text:style-name="code"><text:s text:c="12"/>"attrHeures@BOREAL" : 100000,</text:p>
      <text:p text:style-name="code"><text:s text:c="12"/>"attrHeures@TURPAN" : 100000,</text:p>
      <text:p text:style-name="code"><text:s text:c="12"/>"etatProjet" : 41,</text:p>
      <text:p text:style-name="code"><text:s text:c="12"/>"etatVersion" : 5,</text:p>
      <text:p text:style-name="code"><text:s text:c="12"/>"idProjet" : "M22012",</text:p>
      <text:p text:style-name="code"><text:s text:c="12"/>"idSession" : "",</text:p>
      <text:p text:style-name="code"><text:s text:c="12"/>"idVersion" : "01M22012",</text:p>
      <text:p text:style-name="code"><text:s text:c="12"/>"mail" : "alice.user@alice.com"</text:p>
      <text:p text:style-name="code"><text:s text:c="9"/>}</text:p>
      <text:p text:style-name="code"><text:s text:c="6"/>}</text:p>
      <text:p text:style-name="code"><text:s text:c="3"/>}</text:p>
      <text:p text:style-name="code">]</text:p>
      <text:p text:style-name="code"/>
      <text:p text:style-name="P19"/>
      <text:p text:style-name="P19"><text:span text:style-name="T41">Un projet actif est un projet dont l’état vaut 41 (RENOUVELABLE). Plusieurs versions sont attachées à ce projet (une version par tranche de 365 jours), la version active est celle dont l’état vaut 5. </text:span><text:span text:style-name="T65">Lors de la création </text:span><text:soft-page-break/><text:span text:style-name="T65">du projet il peut ne pas y avoir de version active, et e</text:span><text:span text:style-name="T41">n période de renouvellement la dernière version (chronologiquement) est distincte de la version active. </text:span><text:span text:style-name="T65">Par contre il y aura toujours au moins une version associée à chaque projet.</text:span></text:p>
      <text:h text:style-name="Heading_20_3" text:outline-level="3">v<text:span text:style-name="T42">ersions/get :</text:span></text:h>
      <text:p text:style-name="P7">Cette commande renvoie toutes les versions actives.</text:p>
      <text:h text:style-name="Heading_20_4" text:outline-level="4">Paramètres :</text:h>
      <text:list xml:id="list2537411529" text:style-name="L4">
        <text:list-item>
          <text:p text:style-name="P44"><text:span text:style-name="T65">v</text:span>ersion : Un numéro de version. Si non spécifié,  <text:span text:style-name="T65">renvoie toutes les versions </text:span><text:span text:style-name="T3">actives</text:span><text:span text:style-name="T65">.</text:span></text:p>
        </text:list-item>
        <text:list-item>
          <text:p text:style-name="P46">Projet : Un numéro de projet. Si spécifié, renvoie renvoie la version <text:span text:style-name="T1">active</text:span> du <text:span text:style-name="T1">projet</text:span> spécifié</text:p>
        </text:list-item>
      </text:list>
      <text:h text:style-name="Heading_20_4" text:outline-level="4">Commande :</text:h>
      <text:p text:style-name="code"><text:span text:style-name="T35">curl --netrc -s -H "Content-Type: application/json" -X POST <text:s/>-d '{ "</text:span><text:span text:style-name="T24">version</text:span><text:span text:style-name="T35">" : "01M22012" }' $</text:span><text:span text:style-name="T42">BASEURL</text:span><text:span text:style-name="T35">/adminux/version/get</text:span></text:p>
      <text:h text:style-name="Heading_20_4" text:outline-level="4">Résultat :</text:h>
      <text:p text:style-name="code"/>
      <text:p text:style-name="code">[</text:p>
      <text:p text:style-name="code"><text:s text:c="3"/>{</text:p>
      <text:p text:style-name="code"><text:s text:c="6"/>"attrHeures" : 0,</text:p>
      <text:p text:style-name="code"><text:s text:c="6"/>"attrHeures@BOREAL" : 100000,</text:p>
      <text:p text:style-name="code"><text:s text:c="6"/>"attrHeures@TURPAN" : 100000,</text:p>
      <text:p text:style-name="code"><text:s text:c="6"/>"conso@BOREAL" : 0,</text:p>
      <text:p text:style-name="code"><text:s text:c="6"/>"conso@TURPAN" : 0,</text:p>
      <text:p text:style-name="code"><text:s text:c="6"/>"etatProjet" : 41,</text:p>
      <text:p text:style-name="code"><text:s text:c="6"/>"etatVersion" : 5,</text:p>
      <text:p text:style-name="code"><text:s text:c="6"/>"idProjet" : "M22012",</text:p>
      <text:p text:style-name="code"><text:s text:c="6"/>"idSession" : "N/A",</text:p>
      <text:p text:style-name="code"><text:s text:c="6"/>"idVersion" : "01M22012",</text:p>
      <text:p text:style-name="code"><text:s text:c="6"/>"mail" : "alice.user@alice.com",</text:p>
      <text:p text:style-name="code"><text:s text:c="6"/>"quota@BOREAL" : 0,</text:p>
      <text:p text:style-name="code"><text:s text:c="6"/>"quota@TURPAN" : 0</text:p>
      <text:p text:style-name="code"><text:s text:c="3"/>}</text:p>
      <text:p text:style-name="code">]</text:p>
      <text:h text:style-name="Heading_20_2" text:outline-level="2">Les utilisateurs :</text:h>
      <text:h text:style-name="Heading_20_3" text:outline-level="3">utilisateurs/get :</text:h>
      <text:p text:style-name="P8">Cette commande renvoie des information sur les utilisateurs enregistrés dans gramc-meso0 (les « individus »), y compris les projets auxquels ils ou elles participent, leurs clés ssh, etc.</text:p>
      <text:h text:style-name="P36" text:outline-level="4">Paramètres :</text:h>
      <text:p text:style-name="P8"><text:span text:style-name="T3">p</text:span><text:span text:style-name="T1">rojet </text:span>: Un identifiant de projet, la commande renverra alors tous les collaborateurs de la version active de ce projet.</text:p>
      <text:p text:style-name="P8"><text:span text:style-name="T1">mail </text:span>: Limite la sortie au collaborateur ayant cette adresse mail, si projet n’est pas spécifié renvoie tous les projets auxquels collabore cet individu.</text:p>
      <text:h text:style-name="Heading_20_4" text:outline-level="4">Commande :</text:h>
      <text:p text:style-name="code">curl -<text:span text:style-name="T36">s </text:span>--netrc -H "Content-Type: application/json" -X POST <text:s/>-d '{ "projet" : "<text:span text:style-name="T36">M22012</text:span>", "mail" : null }' <text:span text:style-name="T36">$BASE_URL</text:span>/utilisateurs/get <text:span text:style-name="T43">| json_pp</text:span></text:p>
      <text:h text:style-name="Heading_20_4" text:outline-level="4"><text:soft-page-break/>Résultat :</text:h>
      <text:p text:style-name="P8">Un tableau indexé par l’adresse mail. Lorsque l’individu a un compte sur une machine ou sur les deux (paramètres <text:span text:style-name="Source_20_Text"><text:span text:style-name="T75">[‘BOREALE’][‘</text:span></text:span><text:span text:style-name="Source_20_Text">login’</text:span><text:span text:style-name="Source_20_Text"><text:span text:style-name="T75">]</text:span></text:span>, <text:span text:style-name="T75">ou </text:span><text:span text:style-name="Source_20_Text"><text:span text:style-name="T75">[‘TURPAN’][‘login’]</text:span></text:span>), on renvoie les informations sur son compte : nom de login, clé publique, un flag (<text:span text:style-name="Source_20_Text">rvk</text:span>) permettant de savoir si la clé est révoquée ou non, etc.</text:p>
      <text:p text:style-name="code">{</text:p>
      <text:p text:style-name="code"><text:s text:c="3"/>"alice.user@alice.com" : {</text:p>
      <text:p text:style-name="code"><text:s text:c="6"/>"idIndividu" : 7,</text:p>
      <text:p text:style-name="code"><text:s text:c="6"/>"nom" : "User",</text:p>
      <text:p text:style-name="code"><text:s text:c="6"/>"prenom" : "Alice",</text:p>
      <text:p text:style-name="code"><text:s text:c="6"/>"projets" : {</text:p>
      <text:p text:style-name="code"><text:s text:c="9"/>"M22012" : {</text:p>
      <text:p text:style-name="code"><text:s text:c="12"/>"active" : {</text:p>
      <text:p text:style-name="code"><text:s text:c="15"/>"deleted" : false,</text:p>
      <text:p text:style-name="code"><text:s text:c="15"/>"loginnames" : {</text:p>
      <text:p text:style-name="P57"><text:s text:c="18"/>"BOREAL" : {</text:p>
      <text:p text:style-name="P57"><text:s text:c="21"/>"login" : true,</text:p>
      <text:p text:style-name="code"><text:s text:c="21"/>"nom" : "nologin"</text:p>
      <text:p text:style-name="code"><text:s text:c="18"/>},</text:p>
      <text:p text:style-name="code"><text:s text:c="18"/>"TURPAN" : {</text:p>
      <text:p text:style-name="code"><text:s text:c="21"/>"clessh" : {</text:p>
      <text:p text:style-name="code"><text:s text:c="24"/>"idCle" : 36,</text:p>
      <text:p text:style-name="code"><text:s text:c="24"/>"nom" : "clé d'alice",</text:p>
      <text:p text:style-name="code"><text:s text:c="24"/>"pub" : "ssh-ed25519 AAAAC3NzaC1lZDI1NTE5AAAAIDkH/qC1M0RCQtFSD0k1NVZRVlZ46LxsMjktZY+0aWdj manu@delman",</text:p>
      <text:p text:style-name="code"><text:s text:c="24"/>"rvk" : false,</text:p>
      <text:p text:style-name="P59"><text:s text:c="24"/>"depl<text:span text:style-name="T77">o</text:span>y" : true,</text:p>
      <text:p text:style-name="P59"><text:s text:c="21"/>},</text:p>
      <text:p text:style-name="P57"><text:s text:c="21"/>"<text:span text:style-name="T75">login": true,</text:span></text:p>
      <text:p text:style-name="code"><text:s text:c="21"/>"nom" : "alice2",</text:p>
      <text:p text:style-name="code"><text:s text:c="21"/>"userid" : 9</text:p>
      <text:p text:style-name="code"><text:s text:c="18"/>}</text:p>
      <text:p text:style-name="code"><text:s text:c="15"/>},</text:p>
      <text:p text:style-name="code"><text:s text:c="15"/>"version" : "01M22012"</text:p>
      <text:p text:style-name="code"><text:s text:c="12"/>},</text:p>
      <text:p text:style-name="code"><text:s text:c="12"/>"derniere" : {</text:p>
      <text:p text:style-name="code"><text:s text:c="15"/>"deleted" : false,</text:p>
      <text:p text:style-name="code"><text:s text:c="15"/>"loginnames" : {</text:p>
      <text:p text:style-name="code"><text:s text:c="18"/>"BOREAL" : {</text:p>
      <text:p text:style-name="P57"><text:s text:c="21"/>"<text:span text:style-name="T75">login": true,</text:span></text:p>
      <text:p text:style-name="code"><text:s text:c="21"/>"nom" : "nologin",</text:p>
      <text:p text:style-name="code"><text:s text:c="18"/>},</text:p>
      <text:p text:style-name="code"><text:s text:c="18"/>"TURPAN" : {</text:p>
      <text:p text:style-name="code"><text:s text:c="21"/>"clessh" : {</text:p>
      <text:p text:style-name="code"><text:s text:c="24"/>"idCle" : 36,</text:p>
      <text:p text:style-name="code"><text:s text:c="24"/>"nom" : "clé d'alice",</text:p>
      <text:p text:style-name="code"><text:s text:c="24"/>"pub" : "ssh-ed25519 AAAAC3NzaC1lZDI1NTE5AAAAIDkH/qC1M0RCQtFSD0k1NVZRVlZ46LxsMjktZY+0aWdj manu@delman",</text:p>
      <text:p text:style-name="code"><text:s text:c="24"/>"rvk" : false</text:p>
      <text:p text:style-name="P59"><text:s text:c="24"/>"depl<text:span text:style-name="T77">o</text:span>y" : true,</text:p>
      <text:p text:style-name="code"><text:s text:c="21"/>},</text:p>
      <text:p text:style-name="P57"><text:s text:c="21"/>"<text:span text:style-name="T75">login": true,</text:span></text:p>
      <text:p text:style-name="code"><text:s text:c="21"/>"nom" : "alice2",</text:p>
      <text:p text:style-name="code"><text:s text:c="21"/>"userid" : 9</text:p>
      <text:p text:style-name="code"><text:s text:c="18"/>}</text:p>
      <text:p text:style-name="code"><text:s text:c="15"/>},</text:p>
      <text:p text:style-name="code"><text:s text:c="15"/>"version" : "01M22012"</text:p>
      <text:p text:style-name="code"><text:s text:c="12"/>},</text:p>
      <text:p text:style-name="code"><text:s text:c="12"/>"loginnames" : {</text:p>
      <text:p text:style-name="code"><text:s text:c="15"/>"BOREAL" : {</text:p>
      <text:p text:style-name="P57"><text:s text:c="18"/>"<text:span text:style-name="T75">login": true</text:span></text:p>
      <text:p text:style-name="code"><text:soft-page-break/><text:s text:c="18"/>"nom" : "nologin"</text:p>
      <text:p text:style-name="code"><text:s text:c="15"/>},</text:p>
      <text:p text:style-name="code"><text:s text:c="15"/>"TURPAN" : {</text:p>
      <text:p text:style-name="code"><text:s text:c="18"/>"clessh" : {</text:p>
      <text:p text:style-name="code"><text:s text:c="21"/>"idCle" : 36,</text:p>
      <text:p text:style-name="code"><text:s text:c="21"/>"nom" : "clé d'alice",</text:p>
      <text:p text:style-name="code"><text:s text:c="21"/>"pub" : "ssh-ed25519 AAAAC3NzaC1lZDI1NTE5AAAAIDkH/qC1M0RCQtFSD0k1NVZRVlZ46LxsMjktZY+0aWdj manu@delman",</text:p>
      <text:p text:style-name="code"><text:s text:c="21"/>"rvk" : false</text:p>
      <text:p text:style-name="P59"><text:s text:c="21"/>"depl<text:span text:style-name="T77">o</text:span>y" : true,</text:p>
      <text:p text:style-name="P59"><text:s text:c="18"/>},</text:p>
      <text:p text:style-name="P57"><text:span text:style-name="T75"><text:s text:c="18"/>"login": true,</text:span></text:p>
      <text:p text:style-name="code"><text:s text:c="18"/>"nom" : "alice2",</text:p>
      <text:p text:style-name="code"><text:s text:c="18"/>"userid" : 9</text:p>
      <text:p text:style-name="code"><text:s text:c="15"/>}</text:p>
      <text:p text:style-name="code"><text:s text:c="12"/>}</text:p>
      <text:p text:style-name="code"><text:s text:c="9"/>}</text:p>
      <text:p text:style-name="code"><text:s text:c="6"/>}</text:p>
      <text:p text:style-name="code"><text:s text:c="3"/>},</text:p>
      <text:p text:style-name="code"><text:s text:c="3"/>"vania.toto@exemple.fr" : {</text:p>
      <text:p text:style-name="code"><text:s text:c="6"/>"idIndividu" : 11,</text:p>
      <text:p text:style-name="code"><text:s text:c="6"/>"nom" : "Toto",</text:p>
      <text:p text:style-name="code"><text:s text:c="6"/>"prenom" : "Vania",</text:p>
      <text:p text:style-name="code"><text:s text:c="6"/>"projets" : {</text:p>
      <text:p text:style-name="code"><text:s text:c="9"/>"M22012" : {</text:p>
      <text:p text:style-name="code"><text:s text:c="12"/>"active" : {</text:p>
      <text:p text:style-name="code"><text:s text:c="15"/>"deleted" : false,</text:p>
      <text:p text:style-name="code"><text:s text:c="15"/>"loginnames" : {</text:p>
      <text:p text:style-name="code"><text:s text:c="18"/>"BOREAL" : {</text:p>
      <text:p text:style-name="P57"><text:s text:c="21"/>"login" : false,</text:p>
      <text:p text:style-name="P57"><text:s text:c="21"/>"nom" : "nologin"</text:p>
      <text:p text:style-name="code"><text:s text:c="18"/>},</text:p>
      <text:p text:style-name="code"><text:s text:c="18"/>"TURPAN" : {</text:p>
      <text:p text:style-name="P57"><text:s text:c="21"/>"login" : false,</text:p>
      <text:p text:style-name="code"><text:s text:c="21"/>"nom" : "nologin"</text:p>
      <text:p text:style-name="code"><text:s text:c="18"/>}</text:p>
      <text:p text:style-name="code"><text:s text:c="15"/>},</text:p>
      <text:p text:style-name="code"><text:s text:c="15"/>"version" : "01M22012"</text:p>
      <text:p text:style-name="code"><text:s text:c="12"/>},</text:p>
      <text:p text:style-name="code"><text:s text:c="12"/>"derniere" : {</text:p>
      <text:p text:style-name="code"><text:s text:c="15"/>"deleted" : false,</text:p>
      <text:p text:style-name="code"><text:s text:c="15"/>"loginnames" : {</text:p>
      <text:p text:style-name="code"><text:s text:c="18"/>"BOREAL" : {</text:p>
      <text:p text:style-name="P57"><text:s text:c="21"/>"login" : false,</text:p>
      <text:p text:style-name="code"><text:s text:c="21"/>"nom" : "nologin"</text:p>
      <text:p text:style-name="code"><text:s text:c="18"/>},</text:p>
      <text:p text:style-name="code"><text:s text:c="18"/>"TURPAN" : {</text:p>
      <text:p text:style-name="P57"><text:s text:c="21"/>"login" : false,</text:p>
      <text:p text:style-name="code"><text:s text:c="21"/>"nom" : "nologin"</text:p>
      <text:p text:style-name="code"><text:s text:c="18"/>}</text:p>
      <text:p text:style-name="code"><text:s text:c="15"/>},</text:p>
      <text:p text:style-name="code"><text:s text:c="15"/>"version" : "01M22012"</text:p>
      <text:p text:style-name="code"><text:s text:c="12"/>},</text:p>
      <text:p text:style-name="code"><text:s text:c="12"/>"loginnames" : {</text:p>
      <text:p text:style-name="code"><text:s text:c="15"/>"BOREAL" : {</text:p>
      <text:p text:style-name="P57"><text:s text:c="18"/>"login" : false,</text:p>
      <text:p text:style-name="code"><text:s text:c="18"/>"nom" : "nologin"</text:p>
      <text:p text:style-name="code"><text:s text:c="15"/>},</text:p>
      <text:p text:style-name="code"><text:s text:c="15"/>"TURPAN" : {</text:p>
      <text:p text:style-name="P57"><text:s text:c="18"/>"login" : false,</text:p>
      <text:p text:style-name="code"><text:s text:c="18"/>"nom" : "nologin"</text:p>
      <text:p text:style-name="code"><text:s text:c="15"/>}</text:p>
      <text:p text:style-name="code"><text:s text:c="12"/>}</text:p>
      <text:p text:style-name="code"><text:soft-page-break/><text:s text:c="9"/>}</text:p>
      <text:p text:style-name="code"><text:s text:c="6"/>}</text:p>
      <text:p text:style-name="code"><text:s text:c="3"/>}</text:p>
      <text:p text:style-name="code">}</text:p>
      <text:h text:style-name="P31" text:outline-level="3">getloginnames/xxx/projet</text:h>
      <text:p text:style-name="Text_20_body">Cette commande renvoie l’ensemble des collaborateurs d’un projet, elle fonctionne avec la méthode <text:span text:style-name="Source_20_Text">GET</text:span>.</text:p>
      <text:h text:style-name="Heading_20_4" text:outline-level="4">Paramètres :</text:h>
      <text:p text:style-name="Text_20_body">L’identifiant du projet <text:span text:style-name="T66">dans l’URL</text:span> (obligatoire)</text:p>
      <text:h text:style-name="Heading_20_4" text:outline-level="4">Commande :</text:h>
      <text:p text:style-name="code"><text:span text:style-name="T34">curl --netrc -</text:span><text:span text:style-name="T36">s </text:span><text:span text:style-name="T34">-H "Content-Type: application/json" -X GET </text:span><text:span text:style-name="T25">$BASE_URL</text:span><text:span text:style-name="T34">/adminux/getloginnames/</text:span><text:span text:style-name="T37">M22006</text:span><text:span text:style-name="T34">/projet</text:span></text:p>
      <text:h text:style-name="Heading_20_4" text:outline-level="4">Résultat :</text:h>
      <text:p text:style-name="code">[</text:p>
      <text:p text:style-name="code"><text:s text:c="3"/>{</text:p>
      <text:p text:style-name="code"><text:s text:c="6"/>"idIndividu" : 7,</text:p>
      <text:p text:style-name="code"><text:s text:c="6"/>"idProjet" : "M22006",</text:p>
      <text:p text:style-name="code"><text:s text:c="6"/>"loginnames" : {</text:p>
      <text:p text:style-name="P58"><text:s text:c="9"/>"BOREAL" : {</text:p>
      <text:p text:style-name="P58"><text:s text:c="12"/>"login" : false,</text:p>
      <text:p text:style-name="code"><text:s text:c="12"/>"nom" : "nologin"</text:p>
      <text:p text:style-name="code"><text:s text:c="9"/>},</text:p>
      <text:p text:style-name="code"><text:s text:c="9"/>"TURPAN" : {</text:p>
      <text:p text:style-name="code"><text:s text:c="12"/>"login" : true,</text:p>
      <text:p text:style-name="code"><text:s text:c="12"/>"nom" : "nologin"</text:p>
      <text:p text:style-name="code"><text:s text:c="9"/>}</text:p>
      <text:p text:style-name="code"><text:s text:c="6"/>},</text:p>
      <text:p text:style-name="code"><text:s text:c="6"/>"mail" : "alice.user@alice.com",</text:p>
      <text:p text:style-name="code"><text:s text:c="6"/>"nom" : "User",</text:p>
      <text:p text:style-name="code"><text:s text:c="6"/>"prenom" : "Alice"</text:p>
      <text:p text:style-name="code"><text:s text:c="3"/>}</text:p>
      <text:p text:style-name="code">]</text:p>
      <text:h text:style-name="P32" text:outline-level="3"><text:span text:style-name="T70">utilisateurs/setloginname – </text:span><text:span text:style-name="T48">mesocentre vérifié</text:span></text:h>
      <text:p text:style-name="P18">Cette commande doit être appliquée lorsqu’un compte est ouvert. Elle permet à gramc-meso0 de connaître le nom de login et l’utilisateur. Voir ci-dessous pour le workflow précis de création de login.</text:p>
      <text:h text:style-name="Heading_20_4" text:outline-level="4">Les paramètres :</text:h>
      <text:p text:style-name="P18">Loginname, idIndividu, projet (tous obligatoires)</text:p>
      <text:p text:style-name="code">curl --netrc -X POST -d '{ "loginname": "toto@<text:span text:style-name="T57">BOREALE</text:span>", "idIndividu": "<text:span text:style-name="T57">99</text:span>", "projet": "<text:span text:style-name="T57">M22123</text:span>" }' $BASE_URL/adminux/utilisateurs/setloginname</text:p>
      <text:h text:style-name="P33" text:outline-level="3">Le résultat :</text:h>
      <text:p text:style-name="code">{"OK":"1 versions modifiees"}</text:p>
      <text:h text:style-name="Heading_20_3" text:outline-level="3">ut<text:span text:style-name="T47">i</text:span>lisateurs/clearloginname – <text:span text:style-name="T48">mesocentre vérifié</text:span></text:h>
      <text:p text:style-name="P12">Cette c<text:span text:style-name="T44">ommande doit être appliquée lorsqu’un compte a été fermé. Elle supprime de gramc-meso0 le nom de login et autres informations associées. Voir ci-dessous pour le workflow précis de suppression de login.</text:span></text:p>
      <text:h text:style-name="P37" text:outline-level="4">Les paramètres :</text:h>
      <text:p text:style-name="P11">loginname, projet (tous obligatoires)</text:p>
      <text:p text:style-name="P22"><text:soft-page-break/>curl --netrc -H "Content-Type: application/json" -X POST -d '{ "loginname": "toto@<text:span text:style-name="T56">BOREALE</text:span>", "projet":"<text:span text:style-name="T57">M22123</text:span>" }' <text:span text:style-name="T25">$BASE_URL</text:span>/adminux/utilisateurs/clearloginname</text:p>
      <text:h text:style-name="P37" text:outline-level="4">Le résultat :</text:h>
      <text:p text:style-name="P22">['OK' =&gt; ''] <text:span text:style-name="T66">ou [‘KO’ =&gt; ‘message’]</text:span></text:p>
      <text:h text:style-name="Heading_20_2" text:outline-level="2">Les clés ssh :</text:h>
      <text:h text:style-name="Heading_20_3" text:outline-level="3"><text:span text:style-name="T66">c</text:span><text:span text:style-name="T45">le</text:span>ssh/<text:span text:style-name="T45">get</text:span> :</text:h>
      <text:p text:style-name="P56"><text:span text:style-name="T45">Cette commande renvoie toutes les clés ssh, avec leur empreinte et l’individu qui en est propriétaire. Le statut (révoquée ou </text:span><text:span text:style-name="T46">n</text:span><text:span text:style-name="T45">on) de la clé ainsi que les logins qui l’utilisent sont également spécifiés. </text:span><text:span text:style-name="T46">Pour chaque </text:span><text:span text:style-name="T31">utilisateur</text:span><text:span text:style-name="T46"> le flag depl</text:span><text:span text:style-name="T78">o</text:span><text:span text:style-name="T46">y indique si la clé a déjà été déployée ou non.</text:span></text:p>
      <text:h text:style-name="Heading_20_4" text:outline-level="4">Les paramètres :</text:h>
      <text:p text:style-name="P9"><text:span text:style-name="Source_20_Text">rvk </text:span>: <text:span text:style-name="Source_20_Text">false</text:span> par défaut, si <text:span text:style-name="Source_20_Text">true</text:span> ne renvoie que les clés révoquées.</text:p>
      <text:h text:style-name="Heading_20_4" text:outline-level="4">La commande :</text:h>
      <text:p text:style-name="code"><text:span text:style-name="T38">curl -s --netrc -H "Content-Type: application/json" -X POST -d '{}' </text:span><text:span text:style-name="T26">$BASE_URL</text:span><text:span text:style-name="T38">/adminux/clessh/get </text:span><text:span text:style-name="T46">| json_pp</text:span></text:p>
      <text:p text:style-name="P10"/>
      <text:p text:style-name="code">[</text:p>
      <text:p text:style-name="code"><text:s text:c="3"/>{</text:p>
      <text:p text:style-name="code"><text:s text:c="6"/>"empreinte" : "SHA256:O7Kcsp1uzoG8RtYYttiSkLfnAiq+T3afn4V/ikIszqM",</text:p>
      <text:p text:style-name="code"><text:s text:c="6"/>"idCle" : 26,</text:p>
      <text:p text:style-name="code"><text:s text:c="6"/>"idindividu" : 1,</text:p>
      <text:p text:style-name="code"><text:s text:c="6"/>"nom" : "cle1",</text:p>
      <text:p text:style-name="code"><text:s text:c="6"/>"pub" : "ssh-ed25519 AAAAC3NzaC1lZDI1NTE5AAAAIDL9NXWMKPHfQz3FqHDUi7C29TQ6Ly/kelNQzyX9ZLXB pman@delman",</text:p>
      <text:p text:style-name="code"><text:s text:c="6"/>"rvk" : true,</text:p>
      <text:p text:style-name="code"><text:s text:c="6"/>"users" : []</text:p>
      <text:p text:style-name="code"><text:s text:c="3"/>},</text:p>
      <text:p text:style-name="code"><text:s text:c="3"/>{</text:p>
      <text:p text:style-name="code"><text:s text:c="6"/>"empreinte" : "SHA256:owi8U7FsTjIs4HLga09zfgDd7TIpDgmcS7VYFI0qUlk",</text:p>
      <text:p text:style-name="code"><text:s text:c="6"/>"idCle" : 31,</text:p>
      <text:p text:style-name="code"><text:s text:c="6"/>"idindividu" : 1,</text:p>
      <text:p text:style-name="code"><text:s text:c="6"/>"nom" : "cle 3",</text:p>
      <text:p text:style-name="code"><text:s text:c="6"/>"pub" : "ssh-rsa AAAAB3NzaC1yc2EAAAADAQABAAABAQDTGgJgd+Ge3qt/OAiTTUx3KIndDkjhMQfXhFDkbCfQIW6wb43pp9u+h22s01J91SKkLJ1GdZz4SWHzcf9u8ilO2iGK0Rmm5OAR3Fkj2V7U0k01Unw/pwCVlC6dr+Hc3lbflOpg6MC48S4ZPI7axl8QKYiL9wsbFFuEwM4rGRRhLpotL4Aoc670JwjCtEgEIeJI5nf6baFHee7u+Zz2SMMotFh8z80H6SiaSKhBdzN1fsn5knr52GdyJlX+HdDVIx+OQ7ngpo535IjSfx4bv0T279KIF4Bni9tS6HCiOoaSpD3yy9bwehomnTbAaBap63HDAT+vd8KEENkH66YSfivR manu@hplab2",</text:p>
      <text:p text:style-name="code"><text:s text:c="6"/>"rvk" : false,</text:p>
      <text:p text:style-name="code"><text:s text:c="6"/>"users" : []</text:p>
      <text:p text:style-name="code"><text:s text:c="3"/>},</text:p>
      <text:p text:style-name="code"><text:s text:c="3"/>{</text:p>
      <text:p text:style-name="code"><text:s text:c="6"/>"empreinte" : "SHA256:2WfZLSD2a3gC7J6nXwG6vydH8PO5bsZ5KJh2+SW2EN8",</text:p>
      <text:p text:style-name="code"><text:s text:c="6"/>"idCle" : 36,</text:p>
      <text:p text:style-name="code"><text:s text:c="6"/>"idindividu" : 7,</text:p>
      <text:p text:style-name="code"><text:s text:c="6"/>"nom" : "clé d'alice",</text:p>
      <text:p text:style-name="code"><text:s text:c="6"/>"pub" : "ssh-ed25519 AAAAC3NzaC1lZDI1NTE5AAAAIDkH/qC1M0RCQtFSD0k1NVZRVlZ46LxsMjktZY+0aWdj manu@delman",</text:p>
      <text:p text:style-name="code"><text:s text:c="6"/>"rvk" : false,</text:p>
      <text:p text:style-name="code"><text:s text:c="6"/>"users" : [</text:p>
      <text:p text:style-name="code"><text:soft-page-break/><text:s text:c="9"/>{</text:p>
      <text:p text:style-name="code"><text:s text:c="12"/>"depl<text:span text:style-name="T77">o</text:span>y" : true,</text:p>
      <text:p text:style-name="code"><text:s text:c="12"/>"idIndividu" : 7,</text:p>
      <text:p text:style-name="code"><text:s text:c="12"/>"individu" : "Alice User",</text:p>
      <text:p text:style-name="code"><text:s text:c="12"/>"loginname" : "<text:a xlink:type="simple" xlink:href="mailto:alice1@TURPAN" text:style-name="Internet_20_link" text:visited-style-name="Visited_20_Internet_20_Link">alice1</text:a><text:a xlink:type="simple" xlink:href="mailto:alice1@TURPAN" text:style-name="Internet_20_link" text:visited-style-name="Visited_20_Internet_20_Link"><text:span text:style-name="T77">@TURPAN</text:span></text:a>",</text:p>
      <text:p text:style-name="code"><text:s text:c="12"/>"projet" : "M2201<text:span text:style-name="T78">1</text:span>",</text:p>
      <text:p text:style-name="code"><text:s text:c="12"/>"mail" : "alice.user@alice.com"</text:p>
      <text:p text:style-name="code"><text:s text:c="9"/>},</text:p>
      <text:p text:style-name="code"><text:s text:c="9"/>{</text:p>
      <text:p text:style-name="code"><text:s text:c="12"/>"depl<text:span text:style-name="T78">o</text:span>y" : true,</text:p>
      <text:p text:style-name="code"><text:s text:c="12"/>"idIndividu" : 7,</text:p>
      <text:p text:style-name="code"><text:s text:c="12"/>"individu" : "Alice User",</text:p>
      <text:p text:style-name="code"><text:s text:c="12"/>"loginname" : "<text:a xlink:type="simple" xlink:href="mailto:alice2@TURPAN" text:style-name="Internet_20_link" text:visited-style-name="Visited_20_Internet_20_Link">alice2</text:a><text:a xlink:type="simple" xlink:href="mailto:alice2@TURPAN" text:style-name="Internet_20_link" text:visited-style-name="Visited_20_Internet_20_Link"><text:span text:style-name="T77">@TURPAN</text:span></text:a>",</text:p>
      <text:p text:style-name="code"><text:s text:c="12"/>"projet" : "M2201<text:span text:style-name="T78">2</text:span>"</text:p>
      <text:p text:style-name="code"><text:s text:c="12"/>"mail" : "alice.user@alice.com"</text:p>
      <text:p text:style-name="code"><text:s text:c="9"/>}</text:p>
      <text:p text:style-name="code"><text:s text:c="6"/>]</text:p>
      <text:p text:style-name="code"><text:s text:c="3"/>}</text:p>
      <text:p text:style-name="code">]</text:p>
      <text:p text:style-name="code"/>
      <text:h text:style-name="Heading_20_3" text:outline-level="3">clessh/deployer - <text:span text:style-name="T53">Mésocentre vérifié</text:span></text:h>
      <text:p text:style-name="P2">Cette commande permet d’indiquer à l’application que la clé ssh a été déployée. </text:p>
      <text:h text:style-name="Heading_20_4" text:outline-level="4">Paramètres :</text:h>
      <text:p text:style-name="P3"><text:span text:style-name="Source_20_Text">loginname</text:span>, <text:span text:style-name="Source_20_Text">idIndividu</text:span>, <text:span text:style-name="Source_20_Text">projet</text:span> (tous obligatoires)</text:p>
      <text:h text:style-name="Heading_20_4" text:outline-level="4">La commande :</text:h>
      <text:p text:style-name="code">curl --netrc -X POST -d '{ "loginname": "toto@TURPAN", "idIndividu": "6543", "projet": "P1234" }' <text:span text:style-name="T47">$BASEURL</text:span>/<text:span text:style-name="T72">adminux/</text:span>clessh/deployer</text:p>
      <text:h text:style-name="P34" text:outline-level="3"><text:span text:style-name="T22">clessh/revoquer – </text:span><text:span text:style-name="T23">Mesocentre vérifié</text:span></text:h>
      <text:p text:style-name="P15"><text:span text:style-name="T54">Cette commande indique à l’application (et donc à l’individu) que sa clé ssh a été révoquée, et qu’il-elle doit en </text:span><text:span text:style-name="T55">téléverser</text:span><text:span text:style-name="T54"> une nouvelle.</text:span></text:p>
      <text:h text:style-name="Heading_20_4" text:outline-level="4">Les paramètres :</text:h>
      <text:p text:style-name="Text_20_body"><text:span text:style-name="Source_20_Text">idIndividu</text:span>, <text:span text:style-name="Source_20_Text">idCle</text:span> (tous obligatoires)</text:p>
      <text:h text:style-name="Heading_20_4" text:outline-level="4">La commande :</text:h>
      <text:p text:style-name="code">curl --netrc -X POST -d '{ "idIndividu": "6543", "idCle": "55" }' <text:span text:style-name="T47">$BASEURL</text:span>/<text:span text:style-name="T72">adminux/</text:span>clessh/revoquer</text:p>
      <text:h text:style-name="P27" text:outline-level="2">Gestion de la consommation :</text:h>
      <text:h text:style-name="P35" text:outline-level="3">La consommation journalière</text:h>
      <text:p text:style-name="P13">Pour remonter la consommation journalière, il convient de générer quotidiennement un fichier CSV sans en-têtes avec les colonnes suivantes :</text:p>
      <text:list xml:id="list2498673684" text:style-name="L5">
        <text:list-item>
          <text:p text:style-name="P48">date avec le format YYYY-MM-JJ</text:p>
        </text:list-item>
        <text:list-item>
          <text:p text:style-name="P47"><text:span text:style-name="T39">nom d’utilisateur </text:span><text:span text:style-name="T40">(si la 4 ème colonne est user) ou nom de groupe</text:span></text:p>
        </text:list-item>
        <text:list-item>
          <text:p text:style-name="P47"><text:span text:style-name="T40">nom de ressource sous la forme </text:span><text:span text:style-name="T39">ressource.TURPAN </text:span><text:span text:style-name="T40">ou ressource.BOREALE</text:span></text:p>
        </text:list-item>
        <text:list-item>
          <text:p text:style-name="P47"><text:span text:style-name="T39">user : </text:span><text:span text:style-name="T40">dans ce cas il s’agit de la consommation d’un utilisateur</text:span></text:p>
        </text:list-item>
        <text:list-item>
          <text:p text:style-name="P49">ou groupe : dans ce cas il s’agit de la consommation d’un groupe (donc d’un projet)</text:p>
        </text:list-item>
        <text:list-item>
          <text:p text:style-name="P47"><text:soft-page-break/><text:span text:style-name="T28">123456</text:span><text:span text:style-name="T39">: </text:span><text:span text:style-name="T40">consommation à ce jour</text:span></text:p>
        </text:list-item>
        <text:list-item>
          <text:p text:style-name="P47"><text:span text:style-name="T39">-</text:span><text:span text:style-name="T41">1</text:span><text:span text:style-name="T39"> : </text:span><text:span text:style-name="T40">quota correspondant à la ressource (en principe -</text:span><text:span text:style-name="T41">1</text:span><text:span text:style-name="T40"> puisqu’on n’utilise pas les quotas)</text:span></text:p>
        </text:list-item>
      </text:list>
      <text:p text:style-name="P14">Les noms de ressource (ressource.TURPAN) doivent correspondre à des noms se trouvant dans le fichier <text:span text:style-name="Source_20_Text">config/parameters.yml</text:span></text:p>
      <text:p text:style-name="P14">Quelques lignes du fichier :</text:p>
      <text:p text:style-name="P23">2022-11-24,<text:span text:style-name="T40">alice</text:span>,<text:span text:style-name="T41">c</text:span>pu.<text:span text:style-name="T41">BOREALE</text:span>,user,-<text:span text:style-name="T41">1</text:span></text:p>
      <text:p text:style-name="P23"><text:span text:style-name="T33">2022-11-24,</text:span><text:span text:style-name="T29">bob</text:span><text:span text:style-name="T33">,work_space.</text:span><text:span text:style-name="T41">TURPAN</text:span><text:span text:style-name="T33">,user,61220224,-1</text:span></text:p>
      <text:p text:style-name="P23">2022-11-24,<text:span text:style-name="T41">m22012</text:span>,<text:span text:style-name="T41">cpu.TURPAN</text:span>,<text:span text:style-name="T41">group</text:span>,<text:span text:style-name="T41">23456</text:span>,-1</text:p>
      <text:p text:style-name="P16"/>
      <text:p text:style-name="P6">La commande curl :</text:p>
      <text:p text:style-name="P23">curl --netrc -T path/to/file.csv <text:span text:style-name="T33">$BASE_URL</text:span>/adminux/compta_update_batch</text:p>
      <text:h text:style-name="P28" text:outline-level="2"/>
      <text:h text:style-name="P29" text:outline-level="2">Le <text:span text:style-name="T20">processus</text:span> de création/suppression de compte :</text:h>
      <text:p text:style-name="P17">Le supercalculateur effectue deux requêtes à intervalle régulier, cela lui permet de découvrir les changements correspondant à des actions des individus :</text:p>
      <text:list xml:id="list4053097161" text:style-name="L6">
        <text:list-item>
          <text:p text:style-name="P50">Demande de nouveau login (on coche la case)</text:p>
        </text:list-item>
        <text:list-item>
          <text:p text:style-name="P50">Suppression d’un login existant (on décoche la case)</text:p>
        </text:list-item>
      </text:list>
      <text:h text:style-name="Heading_20_3" text:outline-level="3">Création de compte :</text:h>
      <text:list xml:id="list1117135720" text:style-name="L7">
        <text:list-item>
          <text:p text:style-name="P51">Le responsable de projet déclare un nouveau collaborateur, en cliquant sur les boutons <text:span text:style-name="Source_20_Text">TURPAN</text:span> et <text:span text:style-name="Source_20_Text">BOREALE</text:span></text:p>
        </text:list-item>
        <text:list-item>
          <text:p text:style-name="P51">Le supercalculateur interroge (requêtes à intervalles réguliers) gramc-meso0 avec la fonction xxxxx, et retrouve les collaborateurs (couple individu/version active) pour lesquels les flags <text:span text:style-name="Source_20_Text">login</text:span> sont à <text:span text:style-name="Source_20_Text">true</text:span>, alors qu’ils n’ont pas de nom de login (<text:span text:style-name="Source_20_Text">nologin</text:span>). Il envoie un mail aux admins sys.</text:p>
        </text:list-item>
        <text:list-item>
          <text:p text:style-name="P51">Les admins créent les comptes, et la procédure de création de compte comprend l’appel à la fonction xxx, qui informe gramc-meso0 de la création du compte</text:p>
        </text:list-item>
        <text:list-item>
          <text:p text:style-name="P51">L’utilisateur téléverse une clé ssh et associe sa clé à l’utilisateur nouvellement créé</text:p>
        </text:list-item>
        <text:list-item>
          <text:p text:style-name="P51">Le supercalculateur découvre (requete à intervalles réguliers) un couple utilisateur/clé pour lequel dply vaut false (fonction xxx), il va donc déponyer la clé et prévenir gramc que le déploiement est effecitf (fonction xxx)</text:p>
        </text:list-item>
      </text:list>
      <text:h text:style-name="Heading_20_4" text:outline-level="4">Suppression de compte <text:span text:style-name="T73">(1</text:span><text:span text:style-name="T74">er</text:span><text:span text:style-name="T73"> scénario)</text:span> :</text:h>
      <text:p text:style-name="Text_20_body"><text:span text:style-name="T68">Le responsable de projet décoche la case </text:span><text:span text:style-name="Source_20_Text"><text:span text:style-name="T12">TURPAN</text:span></text:span><text:span text:style-name="T68"> ou </text:span><text:span text:style-name="Source_20_Text"><text:span text:style-name="T59">BOREALE</text:span></text:span> d’un collaborateur, <text:span text:style-name="T73">cela provoque le passage à </text:span><text:span text:style-name="Source_20_Text"><text:span text:style-name="T73">false</text:span></text:span><text:span text:style-name="T73"> du champ </text:span><text:span text:style-name="Source_20_Text"><text:span text:style-name="T73">login</text:span></text:span></text:p>
      <text:list xml:id="list3135876119" text:style-name="L8">
        <text:list-item>
          <text:p text:style-name="P52">Le supercalculateur découvre un <text:span text:style-name="Source_20_Text">loginname</text:span> <text:span text:style-name="T73">différent de </text:span><text:span text:style-name="Source_20_Text"><text:span text:style-name="T73">nologin</text:span></text:span><text:span text:style-name="T73"> (donc correspondant à un nom d’utilisateur sur le supercalculateur), mais avec </text:span><text:span text:style-name="Source_20_Text"><text:span text:style-name="T73">login</text:span></text:span><text:span text:style-name="T73"> à </text:span><text:span text:style-name="Source_20_Text"><text:span text:style-name="T73">false </text:span></text:span><text:span text:style-name="T73">: cela signifie que cet utilisateur doit être détruit, </text:span>il va donc envoyer un mail aux admins <text:span text:style-name="T73">en ce sens.</text:span><text:span text:style-name="T51"> </text:span></text:p>
        </text:list-item>
        <text:list-item>
          <text:p text:style-name="P52">Le sysadmin détruit le compte, dans la procédure de destruction <text:span text:style-name="T67">la requête </text:span><text:span text:style-name="Source_20_Text"><text:span text:style-name="T67">ut</text:span></text:span><text:span text:style-name="Source_20_Text"><text:span text:style-name="T69">i</text:span></text:span><text:span text:style-name="Source_20_Text"><text:span text:style-name="T67">lisateurs/clearloginname</text:span></text:span><text:span text:style-name="T67"> est appelée.</text:span></text:p>
        </text:list-item>
      </text:list>
      <text:h text:style-name="P38" text:outline-level="4">Suppression de compte <text:span text:style-name="T73">(2</text:span><text:span text:style-name="T74">nd</text:span><text:span text:style-name="T73"> scénario)</text:span> :</text:h>
      <text:p text:style-name="P55"><text:span text:style-name="T68">Le responsable de projet coche la case </text:span><text:span text:style-name="Source_20_Text"><text:span text:style-name="T13">SUPPRESSION</text:span></text:span><text:span text:style-name="T68"> </text:span>d’un collaborateur <text:span text:style-name="T73">(par exemple une personne qui a terminé son contrat)</text:span>, <text:span text:style-name="T73">cela provoque le passage à </text:span><text:span text:style-name="Source_20_Text"><text:span text:style-name="T73">false</text:span></text:span><text:span text:style-name="T73"> du champ </text:span><text:span text:style-name="Source_20_Text"><text:span text:style-name="T73">deleted</text:span></text:span><text:span text:style-name="T73">.</text:span></text:p>
      <text:list xml:id="list111351689890184" text:continue-numbering="true" text:style-name="L8">
        <text:list-item>
          <text:p text:style-name="P53">Le supercalculateur découvre un <text:span text:style-name="Source_20_Text">loginname</text:span> <text:span text:style-name="T73">différent de </text:span><text:span text:style-name="Source_20_Text"><text:span text:style-name="T73">nologin</text:span></text:span><text:span text:style-name="T73"> (donc correspondant à un nom d’utilisateur sur le supercalculateur), puisque la personne ne collabore plus au projet cet utilisateur doit être détruit, </text:span>il va donc envoyer un mail aux admins <text:span text:style-name="T73">en ce sens.</text:span><text:span text:style-name="T51"> </text:span></text:p>
        </text:list-item>
        <text:list-item>
          <text:p text:style-name="P53">Le sysadmin détruit le compte, dans la procédure de destruction <text:span text:style-name="T67">la requête </text:span><text:span text:style-name="Source_20_Text"><text:span text:style-name="T67">ut</text:span></text:span><text:span text:style-name="Source_20_Text"><text:span text:style-name="T69">i</text:span></text:span><text:span text:style-name="Source_20_Text"><text:span text:style-name="T67">lisateurs/clearloginname</text:span></text:span><text:span text:style-name="T67"> est appelée.</text:span></text:p>
        </text:list-item>
      </text:list>
      <text:p text:style-name="P5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2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" style:class="text">
      <style:paragraph-properties fo:margin-top="0cm" fo:margin-bottom="0.247cm" loext:contextual-spacing="false" fo:line-height="100%"/>
      <style:text-properties style:font-name="Liberation Sans" fo:font-family="'Liberation Sans'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align="center" style:justify-single-word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55cm" fo:margin-bottom="0.21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651cm" fo:margin-bottom="0.21cm" loext:contextual-spacing="false" fo:text-indent="0cm" style:auto-text-indent="false"/>
      <style:text-properties fo:font-size="80%" fo:font-weight="bold" style:font-size-asian="101%" style:font-weight-asian="bold" style:font-size-complex="101%" style:font-weight-complex="600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Liberation Sans" fo:font-family="'Liberation Sans'" style:font-style-name="Normal" style:font-family-generic="swiss" style:font-pitch="variable" fo:font-size="9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80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List_20_1" style:display-name="List 1" style:family="paragraph" style:parent-style-name="List" style:class="list" style:master-page-name="">
      <style:paragraph-properties fo:margin-left="0.635cm" fo:margin-right="0cm" fo:margin-top="0cm" fo:margin-bottom="0.101cm" loext:contextual-spacing="false" fo:line-height="110%" fo:text-align="start" style:justify-single-word="false" fo:text-indent="-0.635cm" style:auto-text-indent="false" style:page-number="auto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Preformatted_20_Text" style:master-page-name="">
      <loext:graphic-properties draw:fill="solid" draw:fill-color="#eeeeee" draw:fill-image-width="0cm" draw:fill-image-height="0cm"/>
      <style:paragraph-properties fo:keep-together="always" fo:orphans="0" fo:widows="0" style:page-number="auto" fo:background-color="#eeeeee"/>
      <style:text-properties fo:font-weight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Menu" style:family="text" style:parent-style-name="Visited_20_Internet_20_Link">
      <style:text-properties style:use-window-font-color="true" fo:font-style="italic" style:text-underline-style="none" fo:font-weight="bold" style:font-size-asian="10.5pt" loext:padding="0.049cm" loext:border="0.06pt solid #000000" loext:shadow="#808080 0.071cm 0.071cm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font-weight="bold" style:font-name-asian="Nimbus Mono L" style:font-family-asian="'Nimbus Mono L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DEV" style:family="text" style:parent-style-name="Menu">
      <style:text-properties fo:font-style="normal" fo:font-weight="normal" style:font-size-asian="10.5pt" loext:shadow="#808080 -0.071cm -0.071cm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ode" style:family="text" style:parent-style-name="Source_20_Text">
      <style:text-properties fo:font-size="10pt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3-11T12:03:07.115785501</meta:creation-date>
    <dc:date>2023-01-13T11:13:50.820582279</dc:date>
    <meta:editing-duration>P1DT20H11M31S</meta:editing-duration>
    <meta:editing-cycles>82</meta:editing-cycles>
    <meta:generator>LibreOffice/6.4.7.2$Linux_X86_64 LibreOffice_project/40$Build-2</meta:generator>
    <dc:creator>Emmanuel Courcelle</dc:creator>
    <meta:document-statistic meta:table-count="0" meta:image-count="0" meta:object-count="0" meta:page-count="10" meta:paragraph-count="368" meta:word-count="2176" meta:character-count="17425" meta:non-whitespace-character-count="12840"/>
  </office:meta>
</office:document-meta>
</file>